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808cm" fo:margin-left="0cm" table:align="left"/>
    </style:style>
    <style:style style:name="Tabla1.A" style:family="table-column">
      <style:table-column-properties style:column-width="4.304cm"/>
    </style:style>
    <style:style style:name="Tabla1.B" style:family="table-column">
      <style:table-column-properties style:column-width="13.50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1.039cm"/>
    </style:style>
    <style:style style:name="Tabla1.4" style:family="table-row">
      <style:table-row-properties style:min-row-height="3.812cm"/>
    </style:style>
    <style:style style:name="P1" style:family="paragraph" style:parent-style-name="Standard">
      <style:paragraph-properties fo:line-height="115%"/>
      <style:text-properties style:font-name="Arial" fo:font-weight="bold" officeooo:paragraph-rsid="002321f8" style:font-weight-asian="bold" style:font-weight-complex="bold"/>
    </style:style>
    <style:style style:name="P2" style:family="paragraph" style:parent-style-name="Standard">
      <style:paragraph-properties fo:line-height="115%"/>
      <style:text-properties style:font-name="Arial" officeooo:rsid="00191e2c" officeooo:paragraph-rsid="002321f8"/>
    </style:style>
    <style:style style:name="P3" style:family="paragraph" style:parent-style-name="Standard">
      <style:paragraph-properties fo:line-height="115%"/>
      <style:text-properties style:font-name="Arial" officeooo:paragraph-rsid="002321f8"/>
    </style:style>
    <style:style style:name="P4" style:family="paragraph" style:parent-style-name="Standard">
      <style:paragraph-properties fo:line-height="115%" fo:text-align="justify" style:justify-single-word="false"/>
      <style:text-properties style:font-name="Arial" officeooo:paragraph-rsid="002321f8"/>
    </style:style>
    <style:style style:name="P5" style:family="paragraph" style:parent-style-name="Standard" style:list-style-name="L1">
      <style:paragraph-properties fo:line-height="115%"/>
      <style:text-properties style:font-name="Arial" style:text-underline-style="none" officeooo:paragraph-rsid="002321f8"/>
    </style:style>
    <style:style style:name="P6" style:family="paragraph" style:parent-style-name="Standard" style:list-style-name="L2">
      <style:paragraph-properties fo:line-height="115%"/>
      <style:text-properties style:font-name="Arial" officeooo:paragraph-rsid="002321f8"/>
    </style:style>
    <style:style style:name="P7" style:family="paragraph" style:parent-style-name="Standard">
      <style:paragraph-properties fo:line-height="115%"/>
      <style:text-properties style:font-name="Arial" officeooo:rsid="00211ff1" officeooo:paragraph-rsid="002321f8"/>
    </style:style>
    <style:style style:name="P8" style:family="paragraph" style:parent-style-name="Standard" style:list-style-name="L2">
      <style:paragraph-properties fo:line-height="115%"/>
      <style:text-properties style:font-name="Arial" fo:font-weight="bold" officeooo:paragraph-rsid="002321f8" style:font-weight-asian="bold" style:font-weight-complex="bold"/>
    </style:style>
    <style:style style:name="P9" style:family="paragraph" style:parent-style-name="Standard">
      <style:paragraph-properties fo:line-height="115%" fo:text-align="start" style:justify-single-word="false"/>
      <style:text-properties style:font-name="Arial" officeooo:paragraph-rsid="002321f8"/>
    </style:style>
    <style:style style:name="P10" style:family="paragraph" style:parent-style-name="Standard">
      <style:paragraph-properties fo:line-height="115%"/>
      <style:text-properties style:font-name="Arial"/>
    </style:style>
    <style:style style:name="P11" style:family="paragraph" style:parent-style-name="Standard">
      <style:paragraph-properties fo:line-height="115%"/>
      <style:text-properties style:font-name="Arial" style:text-underline-style="non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e47dd"/>
    </style:style>
    <style:style style:name="T4" style:family="text">
      <style:text-properties style:text-underline-style="none"/>
    </style:style>
    <style:style style:name="T5" style:family="text">
      <style:text-properties style:text-underline-style="none" officeooo:rsid="001e47dd"/>
    </style:style>
    <style:style style:name="T6" style:family="text">
      <style:text-properties officeooo:rsid="00258a03"/>
    </style:style>
    <style:style style:name="T7" style:family="text">
      <style:text-properties officeooo:rsid="001bd205"/>
    </style:style>
    <style:style style:name="T8" style:family="text">
      <style:text-properties style:text-underline-style="none" officeooo:rsid="002321f8"/>
    </style:style>
    <style:style style:name="T9" style:family="text">
      <style:text-properties officeooo:rsid="002321f8"/>
    </style:style>
    <style:style style:name="T10" style:family="text">
      <style:text-properties officeooo:rsid="00260f7a"/>
    </style:style>
    <style:style style:name="Sect1" style:family="section">
      <style:section-properties text:dont-balance-text-columns="false" style:editable="false">
        <style:columns fo:column-count="3" fo:column-gap="0.497cm">
          <style:column style:rel-width="21845*" fo:start-indent="0cm" fo:end-indent="0.248cm"/>
          <style:column style:rel-width="21845*" fo:start-indent="0.248cm" fo:end-indent="0.248cm"/>
          <style:column style:rel-width="21845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area: <text:span text:style-name="T1">AD02.</text:span></text:p>
      <text:p text:style-name="P2"><text:span text:style-name="T2">Alumno: </text:span>Kevin Zamora Amela</text:p>
      <text:p text:style-name="P3"/>
      <text:p text:style-name="P3"><text:span text:style-name="T2">Ejercicio 1</text:span> (<text:span text:style-name="T3">Enunciado</text:span>):</text:p>
      <text:p text:style-name="P4">En el tema 1, se vieron diferentes estrategias de acceso a datos. Se trata de que investigues y profundices más en las diferentes estrategias y principales sistemas gestores de bases de datos:</text:p>
      <text:section text:style-name="Sect1" text:name="Sección1">
        <text:list text:style-name="L1">
          <text:list-item>
            <text:p text:style-name="P5">MariaDB</text:p>
          </text:list-item>
          <text:list-item>
            <text:p text:style-name="P5">SQLSever</text:p>
          </text:list-item>
          <text:list-item>
            <text:p text:style-name="P5">Oracle</text:p>
          </text:list-item>
          <text:list-item>
            <text:p text:style-name="P5">PostgreSQL</text:p>
          </text:list-item>
          <text:list-item>
            <text:p text:style-name="P5">DB2.</text:p>
          </text:list-item>
          <text:list-item>
            <text:p text:style-name="P5">MongoDB</text:p>
          </text:list-item>
        </text:list>
      </text:section>
      <text:p text:style-name="P4"/>
      <text:p text:style-name="P4">Para ello <text:span text:style-name="T4">vali</text:span><text:span text:style-name="T5">e</text:span><text:span text:style-name="T4">ndote</text:span> de lo que se vio en el Tema 1 y de Internet, se debe de elaborar una tabla comparativa a través de la que contestar, justicando la respuesta y señalando las URLs de donde hayas sacado la información, a los puntos siguientes:</text:p>
      <text:section text:style-name="Sect2" text:name="Sección2">
        <text:list text:style-name="L2">
          <text:list-item>
            <text:p text:style-name="P6">Si es un sistema gestor relacional o de qué tipo/s es.</text:p>
          </text:list-item>
          <text:list-item>
            <text:p text:style-name="P6">Si soporta SQL y/o otros lenguajes.</text:p>
            <text:p text:style-name="P6"/>
          </text:list-item>
          <text:list-item>
            <text:p text:style-name="P6">Si soporta procedimientos almacenados</text:p>
          </text:list-item>
          <text:list-item>
            <text:p text:style-name="P6">Si soporta transacciones.</text:p>
          </text:list-item>
          <text:list-item>
            <text:p text:style-name="P6">Si es multiplatafoma</text:p>
          </text:list-item>
        </text:list>
      </text:section>
      <text:p text:style-name="P7">Solución <text:span text:style-name="T6">(Tabla)</text:span>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list text:continue-numbering="true" text:style-name="L2">
              <text:list-item>
                <text:p text:style-name="P8">MariaDB</text:p>
              </text:list-item>
            </text:list>
          </table:table-cell>
          <table:table-cell table:style-name="Tabla1.B1" office:value-type="string">
            <text:p text:style-name="P3">- Se trata de un sistema de gestión de datos relacional.</text:p>
            <text:p text:style-name="P3">- Soporta lenguajes SQL.</text:p>
            <text:p text:style-name="P3">- Soporta también procedimientos almacenados.</text:p>
            <text:p text:style-name="P3">- Soporta a su vez transacciones.</text:p>
            <text:p text:style-name="P9">- Es Multiplataforma, siendo compatible con Windows, Linux y otros sistemas operativos.</text:p>
          </table:table-cell>
        </table:table-row>
        <table:table-row>
          <table:table-cell table:style-name="Tabla1.A2" office:value-type="string">
            <text:list text:continue-numbering="true" text:style-name="L2">
              <text:list-item>
                <text:p text:style-name="P8">SQLSever</text:p>
              </text:list-item>
            </text:list>
          </table:table-cell>
          <table:table-cell table:style-name="Tabla1.B2" office:value-type="string">
            <text:p text:style-name="P4">- Se trata de un sistema de bases de datos relacional, creado por Microsoft.</text:p>
            <text:p text:style-name="P3">- Soporta el lenguaje SQL.</text:p>
            <text:p text:style-name="P3">- Soporta procedimientos almacenados.</text:p>
            <text:p text:style-name="P3">- Soporta transacciones.</text:p>
            <text:p text:style-name="P9">- Es multiplataforma (Windows, Linux), aunque históricamente solo era compatible con sistemas Windows.</text:p>
          </table:table-cell>
        </table:table-row>
        <table:table-row table:style-name="Tabla1.3">
          <table:table-cell table:style-name="Tabla1.A2" office:value-type="string">
            <text:list text:continue-numbering="true" text:style-name="L2">
              <text:list-item>
                <text:p text:style-name="P8">Oracle</text:p>
              </text:list-item>
            </text:list>
          </table:table-cell>
          <table:table-cell table:style-name="Tabla1.B2" office:value-type="string">
            <text:p text:style-name="P4">- Se trata de un motor de bases de datos objeto - relacional.</text:p>
            <text:p text:style-name="P3">- <text:span text:style-name="T7">S</text:span>oporta el lenguaje SQL además de JSON, XML y lenguajes de procedimiento como PL/SQL, JAVA, C/C++.</text:p>
            <text:p text:style-name="P3">- Si soporta procedimientos almacenados.</text:p>
            <text:p text:style-name="P3">- Si soporta transacciones.</text:p>
            <text:p text:style-name="P3">Es multiplataforma.</text:p>
          </table:table-cell>
        </table:table-row>
        <table:table-row table:style-name="Tabla1.4">
          <table:table-cell table:style-name="Tabla1.A2" office:value-type="string">
            <text:list text:continue-numbering="true" text:style-name="L2">
              <text:list-item>
                <text:p text:style-name="P8">PostgreSQL</text:p>
              </text:list-item>
            </text:list>
          </table:table-cell>
          <table:table-cell table:style-name="Tabla1.B2" office:value-type="string">
            <text:p text:style-name="P3">Se trata de un sistema de bases de datos objeto-relacional.</text:p>
            <text:p text:style-name="P3"><text:span text:style-name="T4">Soporta</text:span> el lenguaje SQL además de PL/PgSQL(similar al PL/SQL de <text:span text:style-name="T8">O</text:span><text:span text:style-name="T4">racle</text:span>), C, C++, Java, PL/Java web, PL/Perl, plPHP, PL/Python, PLruby, PL/sh, PL/Tcl, PL/Scheme.</text:p>
            <text:p text:style-name="P3"><text:span text:style-name="T9">S</text:span>oporta procedimientos almacenados desde la versión PG11.</text:p>
            <text:p text:style-name="P3"><text:soft-page-break/><text:span text:style-name="T4">Soporta</text:span> transacciones.</text:p>
            <text:p text:style-name="P3">Es multiplataforma. (Linux / <text:span text:style-name="T10">variantes </text:span>UNIX y Windows 32/64bit)</text:p>
          </table:table-cell>
        </table:table-row>
        <table:table-row>
          <table:table-cell table:style-name="Tabla1.A2" office:value-type="string">
            <text:list text:continue-numbering="true" text:style-name="L2">
              <text:list-item>
                <text:p text:style-name="P8">DB2</text:p>
              </text:list-item>
            </text:list>
          </table:table-cell>
          <table:table-cell table:style-name="Tabla1.B2" office:value-type="string">
            <text:p text:style-name="P3">Se trata de un sistema de bases de datos relacional, creado por IBM.</text:p>
            <text:p text:style-name="P3">Si soporta el lenguaje SQL. Además, soporta los lenguajes de programación : SQL, PL”,</text:p>
            <text:p text:style-name="P3">Assembles, C y C++, C#(mediante .NET), COBOL, Fortran Hight-Level Assembler, Java,</text:p>
            <text:p text:style-name="P3">Perl, PHP, PL/I, Python, REXX, Ruby on Rails, Visual Basic.</text:p>
            <text:p text:style-name="P3">Si soporta procedimientos almacenados.</text:p>
            <text:p text:style-name="P3">Si soporta transacciones.</text:p>
            <text:p text:style-name="P3">Es multiplataforma, especialmente diseñada para ambientes distribuidos.</text:p>
          </table:table-cell>
        </table:table-row>
        <table:table-row>
          <table:table-cell table:style-name="Tabla1.A2" office:value-type="string">
            <text:list text:continue-numbering="true" text:style-name="L2">
              <text:list-item>
                <text:p text:style-name="P8">MongoDB</text:p>
              </text:list-item>
            </text:list>
          </table:table-cell>
          <table:table-cell table:style-name="Tabla1.B2" office:value-type="string">
            <text:p text:style-name="P3">- Es un sistema gestor de bases de datos No Relacional (o NoSQL), orientado a documentos.</text:p>
            <text:p text:style-name="P3">- Utiliza su propio lenguaje de consulta (llamado MongoDB Query Language), pero también puede integrarse con otros lenguajes a través de drivers.</text:p>
            <text:p text:style-name="P3">- No es compatible con procedimientos almacenados, aunque puede ejecutar funciones y procedimientos a través de JavaScript.</text:p>
            <text:p text:style-name="P3">- Sí soporta transacciones, pero desde la versión 4.0.</text:p>
            <text:p text:style-name="P3">- También es Multiplataforma, al igual que todos los anteriores y siendo así compatible con Windows, Linux, macOS y otros sistemas operativos.</text:p>
          </table:table-cell>
        </table:table-row>
      </table:table>
      <text:p text:style-name="P3"/>
      <text:p text:style-name="P3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Black" svg:font-family="'Arial Black'" style:font-pitch="variable"/>
    <style:font-face style:name="Arial Black1" svg:font-family="'Arial Black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style:font-name="Arial Black1" officeooo:rsid="0028ee74" officeooo:paragraph-rsid="0028ee7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top="0.499cm" fo:background-color="transparent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Kevin Zamora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13T12:47:58.605994275</meta:creation-date>
    <meta:generator>LibreOffice/24.8.2.1$Windows_X86_64 LibreOffice_project/0f794b6e29741098670a3b95d60478a65d05ef13</meta:generator>
    <dc:date>2024-11-13T20:36:55.110000000</dc:date>
    <meta:editing-duration>PT58M8S</meta:editing-duration>
    <meta:editing-cycles>19</meta:editing-cycles>
    <meta:print-date>2024-11-13T20:37:14.546000000</meta:print-date>
    <meta:printed-by>Archivos PDF</meta:printed-by>
    <meta:document-statistic meta:table-count="1" meta:image-count="0" meta:object-count="0" meta:page-count="2" meta:paragraph-count="57" meta:word-count="464" meta:character-count="2899" meta:non-whitespace-character-count="2509"/>
  </office:meta>
</office:document-meta>
</file>